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Standard">
      <style:text-properties officeooo:paragraph-rsid="000296f3" style:language-asian="zh" style:country-asian="TW"/>
    </style:style>
    <style:style style:name="P4" style:family="paragraph" style:parent-style-name="Standard">
      <style:paragraph-properties fo:text-align="center" style:justify-single-word="false"/>
      <style:text-properties fo:font-size="13pt" style:font-size-asian="13pt" style:language-asian="zh" style:country-asian="TW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0296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個體經濟學期末報告主題</text:p>
      <text:p text:style-name="P2"><text:span text:style-name="T1"/></text:p>
      <text:p text:style-name="P1">期末報告主題為資訊不對等，介紹資訊不對等的定義，以二手車市場、精品市場或者保險為例，提出市場遇到的問題及預防或解決方法。</text:p>
      <text:p text:style-name="P1"/>
      <text:p text:style-name="P3">組員: 經濟四甲 陳奕翰、經濟四乙 洪千淳、經濟四乙 黃宣瑀(組長)、經濟四乙 <text:span text:style-name="T2">林禹丞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15:06:28.924000000</meta:creation-date>
    <dc:date>2021-05-24T15:20:17.009000000</dc:date>
    <meta:editing-duration>PT13M55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3" meta:word-count="109" meta:character-count="114" meta:non-whitespace-character-count="109"/>
  </office:meta>
</office:document-meta>
</file>